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420915" officeooo:paragraph-rsid="00420915" style:font-size-asian="9pt" style:font-size-complex="9pt"/>
    </style:style>
    <style:style style:name="P2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f0cca" officeooo:paragraph-rsid="0043cc8f" style:font-size-asian="9pt" style:font-size-complex="9pt"/>
    </style:style>
    <style:style style:name="P3" style:family="paragraph" style:parent-style-name="Standard">
      <style:text-properties style:font-name="DejaVu Sans Mono" fo:font-size="9pt" style:font-size-asian="9pt" style:font-size-complex="9pt"/>
    </style:style>
    <style:style style:name="P4" style:family="paragraph" style:parent-style-name="Standard">
      <style:text-properties style:font-name="DejaVu Sans Mono" fo:font-size="9pt" officeooo:rsid="0031305c" officeooo:paragraph-rsid="00328963" style:font-size-asian="9pt" style:font-size-complex="9pt"/>
    </style:style>
    <style:style style:name="P5" style:family="paragraph" style:parent-style-name="Standard">
      <style:text-properties style:font-name="DejaVu Sans Mono" fo:font-size="9pt" officeooo:rsid="004afec8" officeooo:paragraph-rsid="004afec8" style:font-size-asian="9pt" style:font-size-complex="9pt"/>
    </style:style>
    <style:style style:name="P6" style:family="paragraph" style:parent-style-name="Standard">
      <style:text-properties style:font-name="DejaVu Sans Mono" fo:font-size="9pt" officeooo:rsid="004bbbff" officeooo:paragraph-rsid="004bbbff" style:font-size-asian="9pt" style:font-size-complex="9pt"/>
    </style:style>
    <style:style style:name="P7" style:family="paragraph" style:parent-style-name="Standard">
      <style:text-properties style:font-name="DejaVu Sans Mono" fo:font-size="9pt" officeooo:rsid="004d66dc" officeooo:paragraph-rsid="004d66dc" style:font-size-asian="9pt" style:font-size-complex="9pt"/>
    </style:style>
    <style:style style:name="P8" style:family="paragraph" style:parent-style-name="Standard">
      <style:text-properties style:font-name="DejaVu Sans Mono" fo:font-size="9pt" officeooo:rsid="004edcaa" officeooo:paragraph-rsid="004edcaa" style:font-size-asian="9pt" style:font-size-complex="9pt"/>
    </style:style>
    <style:style style:name="P9" style:family="paragraph" style:parent-style-name="Standard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ejaVu Sans Mono" fo:font-size="10pt" fo:font-weight="bold" officeooo:rsid="004bbbff" officeooo:paragraph-rsid="004bbbff" style:font-size-asian="10pt" style:font-weight-asian="bold" style:font-size-complex="10pt" style:font-weight-complex="bold"/>
    </style:style>
    <style:style style:name="P11" style:family="paragraph" style:parent-style-name="Standard">
      <style:text-properties officeooo:paragraph-rsid="00420915"/>
    </style:style>
    <style:style style:name="P1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3" style:family="paragraph" style:parent-style-name="Title">
      <style:text-properties style:font-name="DejaVu Sans Mono" fo:font-size="12pt" officeooo:rsid="004afec8" officeooo:paragraph-rsid="004afec8" style:font-size-asian="12pt" style:font-size-complex="12pt"/>
    </style:style>
    <style:style style:name="T1" style:family="text">
      <style:text-properties officeooo:rsid="004bbbff"/>
    </style:style>
    <style:style style:name="T2" style:family="text">
      <style:text-properties officeooo:rsid="004d66dc"/>
    </style:style>
    <style:style style:name="T3" style:family="text">
      <style:text-properties officeooo:rsid="004edcaa"/>
    </style:style>
    <style:style style:name="T4" style:family="text">
      <style:text-properties officeooo:rsid="00502f2c"/>
    </style:style>
    <style:style style:name="T5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420915" style:font-size-asian="9pt" style:font-size-complex="9pt"/>
    </style:style>
    <style:style style:name="T6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4437a2" style:font-size-asian="9pt" style:font-size-complex="9pt"/>
    </style:style>
    <style:style style:name="T7" style:family="text">
      <style:text-properties officeooo:rsid="00518c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2.11BSD on pidp11</text:p>
      <text:p text:style-name="P13">System Maintenance</text:p>
      <text:p text:style-name="P4"/>
      <text:p text:style-name="P5">When working with 2.11 BSD on the PiDP-11, one should not forget that this operating system was designed at a time, when every larger PDP-11 installation had a system operator, who would make regular tape backups and perform other maintenance tasks as required.</text:p>
      <text:p text:style-name="P5"/>
      <text:p text:style-name="P5">A minimum of maintenance and precautions is therefore required to keep the system (and the user) in a sane state. The recommendations below are very preliminary and might very likely change with future releases of the PiDP-11 software.</text:p>
      <text:p text:style-name="P5"/>
      <text:p text:style-name="P10">1. Shut down the system properly after each use</text:p>
      <text:p text:style-name="P5"/>
      <text:p text:style-name="P6">I recommend that you login as root <text:span text:style-name="T3">(or do a “su root”)</text:span>, and type</text:p>
      <text:p text:style-name="P6"/>
      <text:p text:style-name="P6"><text:tab/>shutdown -h now</text:p>
      <text:p text:style-name="P6"/>
      <text:p text:style-name="P6">Then wait for the simh prompt before shutting down the Raspberry Pi. This might take a short while.</text:p>
      <text:p text:style-name="P6"/>
      <text:p text:style-name="P3"/>
      <text:p text:style-name="P9"><text:span text:style-name="T1">2</text:span>. Make regular backups of the system</text:p>
      <text:p text:style-name="P3"/>
      <text:p text:style-name="P3">This is much easier on a virtual system as compared to an original PDP-11. I propose that you just make in regular intervals a backup copy of</text:p>
      <text:p text:style-name="P3"/>
      <text:p text:style-name="P3"><text:tab/><text:span text:style-name="T1">/opt/pidp11/systems/211bsd/2.11BSD_rq.dsk</text:span></text:p>
      <text:p text:style-name="P3"/>
      <text:p text:style-name="P3">preferrably on an external device such as an usb stick.</text:p>
      <text:p text:style-name="P3"/>
      <text:p text:style-name="P3"/>
      <text:p text:style-name="P10">3. Run a disk check in regular intervals</text:p>
      <text:p text:style-name="P6"/>
      <text:p text:style-name="P6">Basically, one should do a fsck disk check every time during bootup. <text:span text:style-name="T3">But b</text:span>ecause this takes several minutes, it might not always be <text:span text:style-name="T3">desider</text:span>. If the system is booted up automatically into multi-user mode, this check is done automatically. But for respectable reasons the PiDP-11 software is currently set up to boot to single user mode, from where the user has to go to the multiuser mode with &lt;control&gt;d.</text:p>
      <text:p text:style-name="P6"/>
      <text:p text:style-name="P6">As a minimum, I recommend to do a disk check every 5 boots, and <text:span text:style-name="T3">a disk check</text:span> is absolutely required to be done if the system has not been shut down properly after the last usage (see 1 above)</text:p>
      <text:p text:style-name="P6"/>
      <text:p text:style-name="P6">Boot as usual into the si<text:span text:style-name="T7">ngl</text:span>e user mode. You will see the following prompt:</text:p>
      <text:p text:style-name="P6"/>
      <text:p text:style-name="P6"><text:tab/>erase, kill ^U, intr ^C</text:p>
      <text:p text:style-name="P6"><text:tab/>#</text:p>
      <text:p text:style-name="P6"/>
      <text:p text:style-name="P6">Now, execute a full fsck check. Note that this SHOULD NOT be done while in multiuser mode! Type</text:p>
      <text:p text:style-name="P6"/>
      <text:p text:style-name="P6"><text:tab/>fsck -p -t scratch</text:p>
      <text:p text:style-name="P6"/>
      <text:p text:style-name="P6">After a short while, the message</text:p>
      <text:p text:style-name="P6"/>
      <text:p text:style-name="P6"><text:tab/>/dev/ra0a: 58 files, 2806 used, 5010 free</text:p>
      <text:p text:style-name="P6"/>
      <text:p text:style-name="P6">or similar should be displayed. <text:span text:style-name="T2">Then the program will continue, see below. </text:span>If this is not the case, and you get a message that /dev/ra0a had to be corrected and the # prompt appears, DO NOT type any further commands! <text:span text:style-name="T2">Instead, while the #prompt is displayed, depress HALT on </text:span><text:soft-page-break/><text:span text:style-name="T2">the PiDP-11 front panel, then restart simh or simply reboot your Raspberry Pi. Repeat the “fsck –p -t scratch” in single user mode as described above.</text:span></text:p>
      <text:p text:style-name="P7"/>
      <text:p text:style-name="P7">If /dev/ra0a is ok, “fsck –p -t scratch” will continue after the first message “/dev/ra0a: ...”. Be patient now. The check of /dev/ra0h and /dev/ra0g will probably take around 4 minutes without any visible action other than the blinking front panel. Minor problems on these file systems will be fixed automatically, <text:span text:style-name="T3">and it is ok to boot now to multiuser mode with &lt;ctrl&gt;d, because these file systems are not mounted in single user mode.</text:span></text:p>
      <text:p text:style-name="P7"/>
      <text:p text:style-name="P8">If manual fixes are required, read the “man fsck” manual page first and then apply them in single user mode, <text:span text:style-name="T4">or go back to your last backup.</text:span></text:p>
      <text:p text:style-name="P7"/>
      <text:p text:style-name="P7">If everything is ok or was fixed automatically, the # prompt will appear and you can now go into multi user mode.</text:p>
      <text:p text:style-name="Standard"/>
      <text:p text:style-name="Standard"/>
      <text:p text:style-name="P11"><text:span text:style-name="T5">Thanks to Johnny Billquist </text:span><text:span text:style-name="T6">for the</text:span><text:span text:style-name="T5"> help to get this to work.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4-20T09:06:37.157096915</dc:date>
    <meta:editing-duration>PT1H50M27S</meta:editing-duration>
    <meta:editing-cycles>21</meta:editing-cycles>
    <meta:document-statistic meta:table-count="0" meta:image-count="0" meta:object-count="0" meta:page-count="2" meta:paragraph-count="27" meta:word-count="556" meta:character-count="3129" meta:non-whitespace-character-count="2594"/>
  </office:meta>
</office:document-meta>
</file>